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="solid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 loext:decorative="false"/>
      <style:paragraph-properties style:writing-mode="lr-tb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 loext:decorative="false"/>
      <style:paragraph-properties style:writing-mode="lr-tb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653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4586" draw:textarea-horizontal-align="justify" draw:textarea-vertical-align="middle" draw:auto-grow-height="false" loext:decorative="false"/>
    </style:style>
    <style:style style:name="P1" style:family="paragraph">
      <style:paragraph-properties fo:text-align="center"/>
      <style:text-properties style:font-name="IBM Plex Sans" fo:font-style="normal" fo:font-weight="normal"/>
    </style:style>
    <style:style style:name="P2" style:family="paragraph">
      <loext:graphic-properties draw:fill="solid" draw:fill-color="#ffd320"/>
      <style:paragraph-properties fo:text-align="center"/>
      <style:text-properties style:font-name="IBM Plex Sans" fo:font-size="11pt" fo:font-style="normal" fo:font-weight="normal" style:font-size-asian="11pt" style:font-weight-asian="bold" style:font-size-complex="11pt" style:font-weight-complex="bold"/>
    </style:style>
    <style:style style:name="P3" style:family="paragraph">
      <loext:graphic-properties draw:fill-color="#ffd320"/>
      <style:paragraph-properties fo:text-align="center"/>
      <style:text-properties style:font-name="IBM Plex Sans" fo:font-size="11pt" fo:font-style="normal" fo:font-weight="normal" style:font-size-asian="11pt" style:font-weight-asian="bold" style:font-size-complex="11pt" style:font-weight-complex="bold"/>
    </style:style>
    <style:style style:name="P4" style:family="paragraph">
      <loext:graphic-properties draw:fill-color="#aecf00"/>
      <style:paragraph-properties fo:text-align="center"/>
      <style:text-properties style:font-name="IBM Plex Sans" fo:font-size="11pt" fo:font-style="normal" fo:font-weight="normal" style:font-size-asian="11pt" style:font-weight-asian="bold" style:font-size-complex="11pt" style:font-weight-complex="bold"/>
    </style:style>
    <style:style style:name="P5" style:family="paragraph">
      <loext:graphic-properties draw:fill="none"/>
      <style:paragraph-properties fo:text-align="center"/>
      <style:text-properties style:font-name="IBM Plex Sans" fo:font-size="16pt" fo:font-style="normal" fo:font-weight="normal" style:font-size-asian="16pt" style:font-size-complex="16pt"/>
    </style:style>
    <style:style style:name="P6" style:family="paragraph">
      <loext:graphic-properties draw:fill="solid" draw:fill-color="#ff420e"/>
      <style:paragraph-properties fo:text-align="center"/>
      <style:text-properties style:font-name="IBM Plex Sans" fo:font-size="11pt" fo:font-style="normal" fo:font-weight="normal" style:font-size-asian="11pt" style:font-weight-asian="bold" style:font-size-complex="11pt" style:font-weight-complex="bold"/>
    </style:style>
    <style:style style:name="P7" style:family="paragraph">
      <style:text-properties style:font-name="IBM Plex Sans" fo:font-style="normal" fo:font-weight="normal"/>
    </style:style>
    <style:style style:name="P8" style:family="paragraph">
      <loext:graphic-properties draw:fill="none" draw:fill-color="#ffffff"/>
      <style:text-properties fo:color="#004586" loext:opacity="100%" style:font-name="IBM Plex Sans" fo:font-size="13pt" fo:font-style="normal" fo:font-weight="normal" style:font-size-asian="13pt" style:font-weight-asian="bold" style:font-size-complex="13pt" style:font-weight-complex="bold"/>
    </style:style>
    <style:style style:name="P9" style:family="paragraph">
      <loext:graphic-properties draw:fill="solid" draw:fill-color="#004586"/>
      <style:paragraph-properties fo:text-align="center"/>
      <style:text-properties style:font-name="IBM Plex Sans" fo:font-size="16pt" fo:font-style="normal" fo:font-weight="normal" style:font-size-asian="16pt" style:font-size-complex="16pt"/>
    </style:style>
    <style:style style:name="T1" style:family="text">
      <style:text-properties fo:font-size="11pt" style:font-size-asian="11pt" style:font-weight-asian="bold" style:font-size-complex="11pt" style:font-weight-complex="bold"/>
    </style:style>
    <style:style style:name="T2" style:family="text">
      <style:text-properties fo:color="#ce181e" loext:opacity="100%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4586" loext:opacity="100%" fo:font-size="13pt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cm" svg:x="3.5cm" svg:y="0.2cm">
          <text:p text:style-name="P1"><text:span text:style-name="T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7cm" svg:y="0.2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5.9cm" svg:y="0.2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7.1cm" svg:y="0.2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8.3cm" svg:y="0.2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9.5cm" svg:y="0.2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.3cm" svg:y1="1.8cm" svg:x2="3.5cm" svg:y2="1cm">
          <text:p/>
        </draw:line>
        <draw:line draw:style-name="gr4" draw:text-style-name="P5" draw:layer="layout" svg:x1="5.8cm" svg:y1="1.815cm" svg:x2="6.985cm" svg:y2="1cm">
          <text:p/>
        </draw:line>
        <draw:custom-shape draw:style-name="gr1" draw:text-style-name="P2" draw:layer="layout" svg:width="1.1cm" svg:height="0.8cm" svg:x="2.29cm" svg:y="1.9cm">
          <text:p text:style-name="P1"><text:span text:style-name="T1">b</text:span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3.49cm" svg:y="1.9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69cm" svg:y="1.9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5.87cm" svg:y="1.9cm">
          <text:p text:style-name="P1"><text:span text:style-name="T1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cm" svg:height="0.8cm" svg:x="7.06cm" svg:y="1.9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8.29cm" svg:y="1.9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9.49cm" svg:y="1.9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10.69cm" svg:y="1.9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8.275cm" svg:y1="1.815cm" svg:x2="7.09cm" svg:y2="1cm">
          <text:p/>
        </draw:line>
        <draw:line draw:style-name="gr4" draw:text-style-name="P5" draw:layer="layout" svg:x1="11.755cm" svg:y1="1.815cm" svg:x2="10.57cm" svg:y2="1cm">
          <text:p/>
        </draw:line>
        <draw:frame draw:style-name="gr6" draw:text-style-name="P8" draw:layer="layout" svg:width="2.153cm" svg:height="0.848cm" svg:x="0.2cm" svg:y="0.2cm">
          <draw:text-box>
            <text:p text:style-name="P7"><text:span text:style-name="T3">eui-48</text:span></text:p>
          </draw:text-box>
        </draw:frame>
        <draw:frame draw:style-name="gr6" draw:text-style-name="P8" draw:layer="layout" svg:width="2.153cm" svg:height="0.848cm" svg:x="0.201cm" svg:y="1.901cm">
          <draw:text-box>
            <text:p text:style-name="P7"><text:span text:style-name="T3">eui-64</text:span></text:p>
          </draw:text-box>
        </draw:frame>
        <draw:custom-shape draw:style-name="gr7" draw:text-style-name="P9" draw:layer="layout" svg:width="0.7cm" svg:height="0.9cm" svg:x="6.7cm" svg:y="2.8cm">
          <text:p/>
          <draw:enhanced-geometry svg:viewBox="0 0 21600 21600" draw:text-areas="?f0 ?f7 ?f2 21600" draw:type="up-arrow" draw:modifiers="10826.9775187344 5845.12905911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1-11-14T21:03:54</meta:creation-date>
    <dc:date>2025-09-20T10:23:19.524423000</dc:date>
    <meta:editing-duration>PT4H6M27S</meta:editing-duration>
    <meta:editing-cycles>22</meta:editing-cycles>
    <meta:generator>LibreOffice/25.8.1.1$MacOSX_X86_64 LibreOffice_project/54047653041915e595ad4e45cccea684809c77b5</meta:generator>
    <dc:creator>Philippe Latu</dc:creator>
    <meta:document-statistic meta:object-count="21"/>
  </office:meta>
</office:document-meta>
</file>